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54c" officeooo:paragraph-rsid="001ce54c"/>
    </style:style>
    <style:style style:name="P2" style:family="paragraph" style:parent-style-name="Standard">
      <style:text-properties officeooo:rsid="001f0c0e" officeooo:paragraph-rsid="001f0c0e"/>
    </style:style>
    <style:style style:name="P3" style:family="paragraph" style:parent-style-name="Standard">
      <style:text-properties officeooo:rsid="001e0816" officeooo:paragraph-rsid="001e0816"/>
    </style:style>
    <style:style style:name="P4" style:family="paragraph" style:parent-style-name="Standard">
      <style:text-properties officeooo:rsid="00220bb8" officeooo:paragraph-rsid="00220bb8"/>
    </style:style>
    <style:style style:name="T1" style:family="text">
      <style:text-properties officeooo:rsid="001e0816"/>
    </style:style>
    <style:style style:name="T2" style:family="text">
      <style:text-properties officeooo:rsid="002007b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1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s 2020/2021</text:p>
      <text:p text:style-name="P1"/>
      <text:p text:style-name="P1">[annulé] <text:tab/><text:tab/>sortie au marché de Noël <text:span text:style-name="T1">en novembre 2021</text:span></text:p>
      <text:p text:style-name="P2">[fait]<text:tab/><text:tab/><text:tab/>journée franco-allemande (vendredi 29.02.2021)</text:p>
      <text:p text:style-name="P3">[<text:span text:style-name="T4">incertain</text:span>]<text:tab/><text:tab/>accueil des élèves de la Freie Schule <text:span text:style-name="T2">en juin 2021</text:span></text:p>
      <text:p text:style-name="P4">[pas encore fait]<text:tab/>doctius cum libro/3e (faire acheter un livre et l’étudier avec les troisièmes)</text:p>
      <text:p text:style-name="P4"><text:tab/><text:tab/><text:tab/><text:tab/>choix du livre : ?</text:p>
      <text:p text:style-name="P4">[fait]<text:tab/><text:tab/><text:tab/>doctius cum libro/5e (faire acheter un livre et l’étudier avec les cinquièmes)</text:p>
      <text:p text:style-name="P4"><text:tab/><text:tab/><text:tab/><text:tab/>choix du livre : </text:p>
      <text:p text:style-name="P4">[fait]<text:tab/><text:tab/><text:tab/>doctius cum libro/5e (faire acheter un livre et l’étudier avec les sixièmes)</text:p>
      <text:p text:style-name="P4"><text:tab/><text:tab/><text:tab/><text:tab/>choix du livre : <text:span text:style-name="T3">Contes à l’Env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6:40:22.684340646</meta:creation-date>
    <dc:date>2021-02-14T16:49:55.003144595</dc:date>
    <meta:editing-duration>PT5H41M2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4" meta:character-count="536" meta:non-whitespace-character-count="440"/>
  </office:meta>
</office:document-meta>
</file>